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242e" officeooo:paragraph-rsid="001b24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 madame nous vous demandons de bien vouloir accepter que les collés aillent au potager du college au lieu de rester en étude et ne rien faire car la plus part d’entre eux n’ont pas de devoirs et s’amuse a jouer,crier,ou salir la salle d’étude en derangeant les autres personnes qui travaillent. ils seront mieux au potager a planter des fleurs,des légumes,des fruits,arroser les plantes pour q’ils ne s’ennuient pas acoompagner d’un aed seul les collés qui n’ont pas de devoirs et qui veulent y all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2:15:19.780000000</meta:creation-date>
    <dc:date>2024-11-15T14:08:09.692000000</dc:date>
    <meta:editing-duration>PT1H52M52S</meta:editing-duration>
    <meta:editing-cycles>1</meta:editing-cycles>
    <meta:document-statistic meta:table-count="0" meta:image-count="0" meta:object-count="0" meta:page-count="1" meta:paragraph-count="1" meta:word-count="86" meta:character-count="508" meta:non-whitespace-character-count="422"/>
    <meta:generator>LibreOffice/7.4.3.2$Windows_X86_64 LibreOffice_project/1048a8393ae2eeec98dff31b5c133c5f1d08b890</meta:generator>
  </office:meta>
</office:document-meta>
</file>